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officeooo:paragraph-rsid="00195544" style:font-size-asian="14pt" style:font-name-complex="Times New Roman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fo:language="uk" fo:country="UA" officeooo:paragraph-rsid="00195544" style:font-size-asian="14pt" style:font-name-complex="Times New Roman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fo:language="uk" fo:country="UA" officeooo:rsid="0020fbed" officeooo:paragraph-rsid="00195544" style:font-size-asian="14pt" style:font-name-complex="Times New Roman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fo:language="uk" fo:country="UA" officeooo:rsid="00264aca" officeooo:paragraph-rsid="00195544" style:font-size-asian="14pt" style:font-name-complex="Times New Roman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uk" fo:country="UA" officeooo:paragraph-rsid="00195544" style:font-size-asian="14pt" style:font-size-complex="14pt"/>
    </style:style>
    <style:style style:name="P6" style:family="paragraph" style:parent-style-name="Standard">
      <style:text-properties fo:font-size="14pt" fo:language="uk" fo:country="UA" officeooo:paragraph-rsid="00195544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uk" fo:country="UA" fo:font-weight="bold" officeooo:paragraph-rsid="00195544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uk" fo:country="UA" fo:font-weight="bold" officeooo:rsid="00147570" officeooo:paragraph-rsid="00195544" style:font-size-asian="14pt" style:font-weight-asian="bold" style:font-name-complex="Times New Roman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195544" style:font-size-asian="14pt" style:font-weight-asian="bold" style:font-size-complex="14pt"/>
    </style:style>
    <style:style style:name="P10" style:family="paragraph" style:parent-style-name="Standard">
      <style:paragraph-properties fo:text-align="end" style:justify-single-word="false"/>
      <style:text-properties fo:font-size="14pt" officeooo:paragraph-rsid="00195544" style:font-size-asian="14pt" style:font-size-complex="14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195544" style:font-size-asian="14pt" style:font-size-complex="14pt"/>
    </style:style>
    <style:style style:name="P12" style:family="paragraph" style:parent-style-name="Standard">
      <style:paragraph-properties fo:text-align="start" style:justify-single-word="false" fo:break-before="page"/>
      <style:text-properties fo:font-size="14pt" fo:language="uk" fo:country="UA" officeooo:paragraph-rsid="00195544" style:font-size-asian="14pt" style:font-name-complex="Times New Roman" style:font-size-complex="14pt"/>
    </style:style>
    <style:style style:name="T1" style:family="text">
      <style:text-properties fo:language="uk" fo:country="UA" fo:font-weight="bold" style:font-weight-asian="bold" style:font-name-complex="Times New Roman"/>
    </style:style>
    <style:style style:name="T2" style:family="text">
      <style:text-properties fo:language="uk" fo:country="UA" fo:font-weight="bold" officeooo:rsid="00147570" style:font-weight-asian="bold" style:font-name-complex="Times New Roman"/>
    </style:style>
    <style:style style:name="T3" style:family="text">
      <style:text-properties fo:language="uk" fo:country="UA" style:font-name-complex="Times New Roman"/>
    </style:style>
    <style:style style:name="T4" style:family="text">
      <style:text-properties fo:language="uk" fo:country="UA" officeooo:rsid="00147570" style:font-name-complex="Times New Roman"/>
    </style:style>
    <style:style style:name="T5" style:family="text">
      <style:text-properties style:font-name-complex="Times New Roman"/>
    </style:style>
    <style:style style:name="T6" style:family="text">
      <style:text-properties officeooo:rsid="001955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МІНІСТЕР</text:span><text:span text:style-name="T2">С</text:span><text:span text:style-name="T1">ТВО ОСВІТИ І НАУКИ УКРАЇНИ</text:span></text:p>
      <text:p text:style-name="P7">НАЦІОНАЛЬНИЙ АВІАЦІЙНИЙ УНІВЕРСИТЕТ</text:p>
      <text:p text:style-name="P8">Навчально-науковий інститут Інформаційно-діагностичних систем</text:p>
      <text:p text:style-name="P7">Кафедра біокібернетики та аерокосмічної медицин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Лабораторна робота №<text:span text:style-name="T6">3</text:span></text:p>
      <text:p text:style-name="P1">З дисципліни: «Оброблення біомедичних сигналів»</text:p>
      <text:p text:style-name="P7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2">Виконав:</text:p>
      <text:p text:style-name="P10"><text:span text:style-name="T3">Студент групи </text:span><text:span text:style-name="T4">БМ</text:span><text:span text:style-name="T3">-46</text:span><text:span text:style-name="T5">2</text:span></text:p>
      <text:p text:style-name="P3">Шелемба П.В.</text:p>
      <text:p text:style-name="P2">Перевірив:</text:p>
      <text:p text:style-name="P2">Гордєєв А.Д.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Київ-2017р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45:25.590176280</meta:creation-date>
    <meta:generator>LibreOffice/5.1.6.2$Linux_X86_64 LibreOffice_project/10m0$Build-2</meta:generator>
    <dc:date>2017-11-02T11:25:37.642944050</dc:date>
    <meta:editing-duration>PT19M48S</meta:editing-duration>
    <meta:editing-cycles>1</meta:editing-cycles>
    <meta:document-statistic meta:table-count="0" meta:image-count="0" meta:object-count="0" meta:page-count="2" meta:paragraph-count="12" meta:word-count="35" meta:character-count="319" meta:non-whitespace-character-count="296"/>
  </office:meta>
</office:document-meta>
</file>